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02cm" fo:margin-left="-0.501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2.499cm"/>
    </style:style>
    <style:style style:name="Таблица1.D" style:family="table-column">
      <style:table-column-properties style:column-width="0.736cm"/>
    </style:style>
    <style:style style:name="Таблица1.E" style:family="table-column">
      <style:table-column-properties style:column-width="1.766cm"/>
    </style:style>
    <style:style style:name="Таблица1.F" style:family="table-column">
      <style:table-column-properties style:column-width="2cm"/>
    </style:style>
    <style:style style:name="Таблица1.G" style:family="table-column">
      <style:table-column-properties style:column-width="0.91cm"/>
    </style:style>
    <style:style style:name="Таблица1.H" style:family="table-column">
      <style:table-column-properties style:column-width="4.39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1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1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C3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paragraph-properties fo:text-align="end" style:justify-single-word="false"/>
    </style:style>
    <style:style style:name="P5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7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8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style:font-style-asian="italic"/>
    </style:style>
    <style:style style:name="P9" style:family="paragraph" style:parent-style-name="Обычный">
      <style:paragraph-properties fo:margin-left="-0.122cm" fo:margin-right="0cm" fo:text-indent="0.122cm" style:auto-text-indent="false">
        <style:tab-stops/>
      </style:paragraph-properties>
    </style:style>
    <style:style style:name="P10" style:family="paragraph" style:parent-style-name="Абзац_20_списка">
      <style:paragraph-properties fo:margin-left="0.06cm" fo:margin-right="0cm" fo:text-indent="0cm" style:auto-text-indent="false">
        <style:tab-stops/>
      </style:paragraph-properties>
    </style:style>
    <style:style style:name="P11" style:family="paragraph" style:parent-style-name="Абзац_20_списка">
      <style:paragraph-properties fo:margin-left="0.06cm" fo:margin-right="0cm" fo:text-indent="0cm" style:auto-text-indent="false">
        <style:tab-stops/>
      </style:paragraph-properties>
      <style:text-properties fo:font-style="italic" style:font-style-asian="italic"/>
    </style:style>
    <style:style style:name="P12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language="en" fo:country="US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14" style:family="paragraph" style:parent-style-name="Обычный">
      <style:paragraph-properties fo:margin-left="-0.198cm" fo:margin-right="0cm" fo:text-indent="0.198cm" style:auto-text-indent="false">
        <style:tab-stops/>
      </style:paragraph-properties>
      <style:text-properties officeooo:paragraph-rsid="0004be6b"/>
    </style:style>
    <style:style style:name="P15" style:family="paragraph" style:parent-style-name="Обычный">
      <style:text-properties fo:background-color="transparent"/>
    </style:style>
    <style:style style:name="P16" style:family="paragraph" style:parent-style-name="Обычный">
      <style:paragraph-properties fo:margin-left="-0.192cm" fo:margin-right="0cm" fo:text-indent="0cm" style:auto-text-indent="false">
        <style:tab-stops/>
      </style:paragraph-properties>
      <style:text-properties fo:background-color="transparent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fo:background-color="transparent" style:font-style-asian="italic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19" style:family="paragraph" style:parent-style-name="Абзац_20_списка">
      <style:paragraph-properties fo:margin-left="0.06cm" fo:margin-right="0cm" fo:text-indent="0cm" style:auto-text-indent="false">
        <style:tab-stops/>
      </style:paragraph-properties>
      <style:text-properties officeooo:paragraph-rsid="00088b5b"/>
    </style:style>
    <style:style style:name="P20" style:family="paragraph" style:parent-style-name="Абзац_20_списка">
      <style:paragraph-properties fo:margin-left="0.06cm" fo:margin-right="0cm" fo:text-indent="0cm" style:auto-text-indent="false">
        <style:tab-stops/>
      </style:paragraph-properties>
      <style:text-properties fo:font-style="italic" officeooo:paragraph-rsid="00088b5b" fo:background-color="#ffff00" style:font-style-asian="italic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fo:background-color="#ffff00" loext:char-shading-value="0" style:font-style-asian="italic"/>
    </style:style>
    <style:style style:name="T3" style:family="text">
      <style:text-properties fo:font-style="italic" officeooo:rsid="00046455" fo:background-color="#ffff00" loext:char-shading-value="0" style:font-style-asian="italic"/>
    </style:style>
    <style:style style:name="T4" style:family="text">
      <style:text-properties fo:font-style="italic" officeooo:rsid="0004be6b" fo:background-color="#ffff00" loext:char-shading-value="0" style:font-style-asian="italic"/>
    </style:style>
    <style:style style:name="T5" style:family="text">
      <style:text-properties fo:font-style="italic" officeooo:rsid="00088b5b" fo:background-color="#ffff00" loext:char-shading-value="0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04be6b" style:font-style-asian="italic"/>
    </style:style>
    <style:style style:name="T8" style:family="text">
      <style:text-properties fo:font-style="italic" officeooo:rsid="00046455" style:font-style-asian="italic"/>
    </style:style>
    <style:style style:name="T9" style:family="text">
      <style:text-properties fo:font-style="italic" officeooo:rsid="00088b5b" style:font-style-asian="italic"/>
    </style:style>
    <style:style style:name="T10" style:family="text">
      <style:text-properties fo:font-style="italic" fo:background-color="transparent" loext:char-shading-value="0" style:font-style-asian="italic"/>
    </style:style>
    <style:style style:name="T11" style:family="text">
      <style:text-properties fo:font-style="italic" officeooo:rsid="0004be6b" fo:background-color="transparent" loext:char-shading-value="0" style:font-style-asian="italic"/>
    </style:style>
    <style:style style:name="T12" style:family="text">
      <style:text-properties fo:font-style="italic" officeooo:rsid="0004be6b" fo:background-color="transparent" loext:char-shading-value="0" style:font-style-asian="italic"/>
    </style:style>
    <style:style style:name="T13" style:family="text">
      <style:text-properties fo:font-style="italic" fo:background-color="transparent" loext:char-shading-value="0" style:font-style-asian="italic"/>
    </style:style>
    <style:style style:name="T14" style:family="text">
      <style:text-properties fo:font-style="italic" officeooo:rsid="00046455" fo:background-color="transparent" loext:char-shading-value="0" style:font-style-asian="italic"/>
    </style:style>
    <style:style style:name="T15" style:family="text">
      <style:text-properties fo:font-style="italic" officeooo:rsid="00046455" fo:background-color="transparent" loext:char-shading-value="0" style:font-style-asian="italic"/>
    </style:style>
    <style:style style:name="T16" style:family="text">
      <style:text-properties fo:font-style="italic" officeooo:rsid="00088b5b" fo:background-color="transparent" loext:char-shading-value="0" style:font-style-asian="italic"/>
    </style:style>
    <style:style style:name="T17" style:family="text">
      <style:text-properties fo:font-style="italic" officeooo:rsid="00088b5b" fo:background-color="transparent" loext:char-shading-value="0" style:font-style-asian="italic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/>
    </style:style>
    <style:style style:name="T20" style:family="text">
      <style:text-properties fo:language="en" fo:country="US" fo:font-style="italic" fo:background-color="#ffff00" loext:char-shading-value="0" style:font-style-asian="italic"/>
    </style:style>
    <style:style style:name="T21" style:family="text">
      <style:text-properties fo:language="en" fo:country="US" fo:font-style="italic" officeooo:rsid="00046455" fo:background-color="#ffff00" loext:char-shading-value="0" style:font-style-asian="italic"/>
    </style:style>
    <style:style style:name="T22" style:family="text">
      <style:text-properties fo:language="en" fo:country="US" fo:font-style="italic" fo:background-color="transparent" loext:char-shading-value="0" style:font-style-asian="italic"/>
    </style:style>
    <style:style style:name="T23" style:family="text">
      <style:text-properties fo:language="en" fo:country="US" fo:font-style="italic" fo:background-color="transparent" loext:char-shading-value="0" style:font-style-asian="italic"/>
    </style:style>
    <style:style style:name="T24" style:family="text">
      <style:text-properties fo:language="en" fo:country="US" fo:font-style="italic" officeooo:rsid="00046455" fo:background-color="transparent" loext:char-shading-value="0" style:font-style-asian="italic"/>
    </style:style>
    <style:style style:name="T25" style:family="text">
      <style:text-properties fo:language="en" fo:country="US" fo:font-style="italic" officeooo:rsid="00046455" fo:background-color="transparent" loext:char-shading-value="0" style:font-style-asian="italic"/>
    </style:style>
    <style:style style:name="T26" style:family="text">
      <style:text-properties fo:language="en" fo:country="US" style:font-style-complex="italic"/>
    </style:style>
    <style:style style:name="T27" style:family="text">
      <style:text-properties style:font-style-complex="italic"/>
    </style:style>
    <style:style style:name="T28" style:family="text">
      <style:text-properties fo:letter-spacing="-0.007cm" fo:font-style="italic" style:font-style-asian="italic"/>
    </style:style>
    <style:style style:name="T29" style:family="text">
      <style:text-properties fo:letter-spacing="-0.007cm" fo:font-style="italic" officeooo:rsid="0006b55b" style:font-style-asian="italic"/>
    </style:style>
    <style:style style:name="T30" style:family="text">
      <style:text-properties officeooo:rsid="00088b5b" fo:background-color="transparent" loext:char-shading-value="0"/>
    </style:style>
    <style:style style:name="T31" style:family="text">
      <style:text-properties officeooo:rsid="00088b5b" fo:background-color="transparent" loext:char-shading-value="0"/>
    </style:style>
    <style:style style:name="T32" style:family="text">
      <style:text-properties officeooo:rsid="0006b55b"/>
    </style:style>
    <style:style style:name="T33" style:family="text">
      <style:text-properties officeooo:rsid="00088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КУРСОВОЙ ПРОЕКТ (РАБОТУ)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5">Студент</text:p>
          </table:table-cell>
          <table:table-cell table:style-name="Таблица1.B1" table:number-columns-spanned="7" office:value-type="string">
            <text:p text:style-name="P7"><text:span text:style-name="Основной_20_шрифт_20_абзаца"><text:span text:style-name="T15">Хованский</text:span></text:span><text:span text:style-name="Основной_20_шрифт_20_абзаца"><text:span text:style-name="T13"> </text:span></text:span><text:span text:style-name="Основной_20_шрифт_20_абзаца"><text:span text:style-name="T15">Виктор</text:span></text:span><text:span text:style-name="Основной_20_шрифт_20_абзаца"><text:span text:style-name="T13"> </text:span></text:span><text:span text:style-name="Основной_20_шрифт_20_абзаца"><text:span text:style-name="T1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Факультет</text:p>
          </table:table-cell>
          <table:table-cell table:style-name="Таблица1.B1" table:number-columns-spanned="7" office:value-type="string">
            <text:p text:style-name="P8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Кафедра</text:p>
          </table:table-cell>
          <table:table-cell table:style-name="Таблица1.B1" table:number-columns-spanned="4" office:value-type="string">
            <text:p text:style-name="P8">Компьютерных технологий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9">Группа</text:p>
          </table:table-cell>
          <table:table-cell table:style-name="Таблица1.B1" table:number-columns-spanned="2" office:value-type="string">
            <text:p text:style-name="P7"><text:span text:style-name="Основной_20_шрифт_20_абзаца"><text:span text:style-name="T19">M413</text:span></text:span><text:span text:style-name="Основной_20_шрифт_20_абзаца"><text:span text:style-name="T25">6с</text:span></text:span></text:p>
          </table:table-cell>
          <table:covered-table-cell/>
        </table:table-row>
        <table:table-row>
          <table:table-cell table:style-name="Таблица1.A1" office:value-type="string">
            <text:p text:style-name="P5">Направление</text:p>
          </table:table-cell>
          <table:table-cell table:style-name="Таблица1.B1" table:number-columns-spanned="7" office:value-type="string">
            <text:p text:style-name="P7"><text:span text:style-name="FillIn"><text:span text:style-name="T27">01.04.02</text:span></text:span><text:span text:style-name="FillIn"><text:span text:style-name="T26"> </text:span></text:span><text:span text:style-name="FillIn"><text:span text:style-name="T27">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Руководитель</text:p>
          </table:table-cell>
          <table:table-cell table:style-name="Таблица1.B1" table:number-columns-spanned="7" office:value-type="string">
            <text:p text:style-name="P8">Шопырин Д.Г., канд. техн. наук, доцент каф. ТП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Дисциплина </text:p>
          </table:table-cell>
          <table:table-cell table:style-name="Таблица1.B1" table:number-columns-spanned="7" office:value-type="string">
            <text:p text:style-name="Обычный"><text:span text:style-name="Основной_20_шрифт_20_абзаца"><text:span text:style-name="T28">Современные проблемы прикладной математики и информатик</text:span></text:span><text:span text:style-name="Основной_20_шрифт_20_абзаца"><text:span text:style-name="T29">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16">Наименование темы</text:p>
          </table:table-cell>
          <table:covered-table-cell/>
          <table:table-cell table:style-name="Таблица1.B1" table:number-columns-spanned="6" office:value-type="string">
            <text:p text:style-name="P14"><text:span text:style-name="Основной_20_шрифт_20_абзаца"><text:span text:style-name="T12">Проектирование архитектуры рекрутинговой системы 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Обычный"><text:span text:style-name="Основной_20_шрифт_20_абзаца"><text:span text:style-name="T23">c </text:span></text:span><text:span text:style-name="Основной_20_шрифт_20_абзаца"><text:span text:style-name="T13">применением </text:span></text:span><text:span text:style-name="Основной_20_шрифт_20_абзаца"><text:span text:style-name="T23">UM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Задание</text:p>
          </table:table-cell>
          <table:table-cell table:style-name="Таблица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7">Сформулированы требования <text:span text:style-name="T32">целевой рекрутинговой системы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7">Разработана архитектура серверной части <text:span text:style-name="T32">по управлению сущностями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7">Разработана архитектура клиентской части <text:span text:style-name="T32">по редактированию данных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7">Проработаны типичные сценарии использования <text:span text:style-name="T32">и взаимодействий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4" table:number-columns-spanned="3" office:value-type="string">
            <text:p text:style-name="P18">Краткие методические указания</text:p>
          </table:table-cell>
          <table:covered-table-cell/>
          <table:covered-table-cell/>
          <table:table-cell table:style-name="Таблица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7">Объект изучения должен быть актуальным и основан на реальном сервисе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7">продукте или компан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5"><text:span text:style-name="Основной_20_шрифт_20_абзаца"><text:span text:style-name="T13">При проектировании следует использовать стандартные </text:span></text:span><text:span text:style-name="Основной_20_шрифт_20_абзаца"><text:span text:style-name="T23">UML</text:span></text:span><text:span text:style-name="Основной_20_шрифт_20_абзаца"><text:span text:style-name="T13">-диаграмм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4" table:number-columns-spanned="4" office:value-type="string">
            <text:p text:style-name="P5">Содержание пояснительной записки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Обычный"/>
          </table:table-cell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6">Введ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Цели и задачи курсовой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Выполне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Выв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Заклю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4" table:number-columns-spanned="7" office:value-type="string">
            <text:p text:style-name="P18">Рекомендуемая литерату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5"/>
          </table:table-cell>
        </table:table-row>
        <table:table-row>
          <table:table-cell table:style-name="Таблица1.B1" table:number-columns-spanned="8" office:value-type="string">
            <text:p text:style-name="P19"><text:span text:style-name="Основной_20_шрифт_20_абзаца"><text:span text:style-name="T13">1. </text:span></text:span><text:span text:style-name="Основной_20_шрифт_20_абзаца"><text:span text:style-name="T17">Крэг Ларман. Применение UML 2.0 и шаблонов проектирования — 3-е изд.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20"><text:span text:style-name="Основной_20_шрифт_20_абзаца"><text:span text:style-name="T31">М.: Вильямс, 2006. — 736 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0"><text:span text:style-name="Основной_20_шрифт_20_абзаца"><text:span text:style-name="T6">2. Иванов Д., Новиков Ф. Моделирование на UML - Санкт-Петербург: СПбГУ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1">ИТМО, 2010. - 200 с. - экз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0"><text:span text:style-name="Основной_20_шрифт_20_абзаца"><text:span text:style-name="T6">3. Рамбо Дж., Якобсон И., Буч Г. Введение в UML от создателей языка.</text:span>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1"><text:s/>Москва: ДМК-пресс, 20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5"/>
            <text:p text:style-name="P5">Руководитель</text:p>
          </table:table-cell>
          <table:covered-table-cell/>
          <table:table-cell table:style-name="Таблица1.C31" table:number-columns-spanned="6" office:value-type="string">
            <text:p text:style-name="P4">« <text:s text:c="7"/>»<text:span text:style-name="Основной_20_шрифт_20_абзаца"><text:span text:style-name="T18"> <text:s text:c="25"/></text:span></text:span>201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5"/>
            <text:p text:style-name="P5">Студент</text:p>
          </table:table-cell>
          <table:covered-table-cell/>
          <table:table-cell table:style-name="Таблица1.C31" table:number-columns-spanned="6" office:value-type="string">
            <text:p text:style-name="P4">« <text:s text:c="7"/>»<text:span text:style-name="Основной_20_шрифт_20_абзаца"><text:span text:style-name="T18"> <text:s text:c="25"/></text:span></text:span>201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Обычный" style:default-outline-level="1" style:class="text">
      <style:paragraph-properties fo:margin-top="0.176cm" fo:margin-bottom="0.176cm" loext:contextual-spacing="false" fo:hyphenation-ladder-count="no-limit"/>
      <style:text-properties fo:font-size="24pt" fo:font-weight="bold" style:letter-kerning="true" style:font-size-asian="24pt" style:font-weight-asian="bold" style:font-size-complex="24pt" style:font-weight-complex="bold" fo:hyphenate="false"/>
    </style:style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green" style:family="paragraph" style:parent-style-name="Обычный">
      <style:paragraph-properties fo:margin-top="0.176cm" fo:margin-bottom="0.176cm" loext:contextual-spacing="false" fo:hyphenation-ladder-count="no-limit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font-size="24pt" fo:font-weight="bold" style:letter-kerning="tru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FillIn" style:family="text">
      <style:text-properties fo:language="ru" fo:country="RU" fo:font-style="italic" style:font-style-asian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университет</dc:title>
    <dc:description/>
    <dc:subject/>
    <meta:initial-creator>Пользователь</meta:initial-creator>
    <meta:creation-date>2018-06-09T10:25:00Z</meta:creation-date>
    <dc:date>2018-06-12T23:51:43.265381472</dc:date>
    <meta:print-date>2018-06-07T17:27:00Z</meta:print-date>
    <meta:editing-cycles>4</meta:editing-cycles>
    <meta:editing-duration>PT4H29M24S</meta:editing-duration>
    <meta:document-statistic meta:table-count="1" meta:image-count="0" meta:object-count="0" meta:page-count="1" meta:paragraph-count="45" meta:word-count="180" meta:character-count="1488" meta:non-whitespace-character-count="1281"/>
    <meta:template xlink:type="simple" xlink:actuate="onRequest" xlink:title="" xlink:href="Normal.dotm"/>
  </office:meta>
</office:document-meta>
</file>